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e2b2" officeooo:paragraph-rsid="0000e2b2"/>
    </style:style>
    <style:style style:name="P2" style:family="paragraph" style:parent-style-name="Standard">
      <style:text-properties officeooo:rsid="00177f3a" officeooo:paragraph-rsid="0000e2b2"/>
    </style:style>
    <style:style style:name="P3" style:family="paragraph" style:parent-style-name="Standard">
      <style:text-properties officeooo:rsid="001829dc" officeooo:paragraph-rsid="0000e2b2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0e2b2" officeooo:paragraph-rsid="0000e2b2" style:font-weight-asian="bold" style:font-weight-complex="bold"/>
    </style:style>
    <style:style style:name="P5" style:family="paragraph" style:parent-style-name="Standard">
      <style:text-properties officeooo:rsid="0001f4fe" officeooo:paragraph-rsid="0001f4fe"/>
    </style:style>
    <style:style style:name="P6" style:family="paragraph" style:parent-style-name="Standard">
      <style:text-properties officeooo:rsid="0003ab71" officeooo:paragraph-rsid="0003ab71"/>
    </style:style>
    <style:style style:name="T1" style:family="text">
      <style:text-properties officeooo:rsid="00177f3a"/>
    </style:style>
    <style:style style:name="T2" style:family="text">
      <style:text-properties officeooo:rsid="00182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R.c</text:p>
      <text:p text:style-name="P1"/>
      <text:p text:style-name="P1">#include <text:span text:style-name="T1">#include &lt;unistd.h&gt;</text:span></text:p>
      <text:p text:style-name="P2">#include &lt;sys/socket.h&gt;</text:p>
      <text:p text:style-name="P3">#include &lt;sys/types.h&gt;</text:p>
      <text:p text:style-name="P2">#include &lt;string.h&gt;</text:p>
      <text:p text:style-name="P2">#include <text:span text:style-name="T2">&lt;netinet/in.h&gt;</text:span></text:p>
      <text:p text:style-name="P2">#include <text:span text:style-name="T2">&lt;stdio.h&gt;</text:span></text:p>
      <text:p text:style-name="P2">#include <text:span text:style-name="T2">&lt;stdlib.h&gt;</text:span></text:p>
      <text:p text:style-name="P2">Int main()</text:p>
      <text:p text:style-name="P1">{</text:p>
      <text:p text:style-name="P1">int listfd, confd, retval;</text:p>
      <text:p text:style-name="P1">pid_t childpid;</text:p>
      <text:p text:style-name="P1">socklen_t clilen;</text:p>
      <text:p text:style-name="P1">struct sockaddr_in cliaddr, servaddr;</text:p>
      <text:p text:style-name="P1"/>
      <text:p text:style-name="P1">listfd = socket(AF_INET, SOCK_STREAM, 0);</text:p>
      <text:p text:style-name="P1">if(listfd &lt; 0)</text:p>
      <text:p text:style-name="P1">{</text:p>
      <text:p text:style-name="P1">perror(“sock:”);</text:p>
      <text:p text:style-name="P1">exit(1);</text:p>
      <text:p text:style-name="P1">}</text:p>
      <text:p text:style-name="P1">bzero(&amp;servaddr, sizeof(servaddr));</text:p>
      <text:p text:style-name="P1">servaddr.sin_family = AF_INET;</text:p>
      <text:p text:style-name="P1">servaddr.sin_addr.s_addr = htonl(INADDR_ANY);</text:p>
      <text:p text:style-name="P1">servaddr.sin_port = htons(8000);</text:p>
      <text:p text:style-name="P1"/>
      <text:p text:style-name="P1">retval = bind(listfd, (struct sockaddr *) &amp;servaddr, sizeof(servaddr));</text:p>
      <text:p text:style-name="P1">if(retval &lt; 0)</text:p>
      <text:p text:style-name="P1">{</text:p>
      <text:p text:style-name="P1">perror(“bind:”);</text:p>
      <text:p text:style-name="P1">exit(2);</text:p>
      <text:p text:style-name="P1">}</text:p>
      <text:p text:style-name="P1"/>
      <text:p text:style-name="P5">listen(listfd, 5);</text:p>
      <text:p text:style-name="P5">while(1)</text:p>
      <text:p text:style-name="P5">{</text:p>
      <text:p text:style-name="P5">char buf[200];</text:p>
      <text:p text:style-name="P5">int n;</text:p>
      <text:p text:style-name="P5">clilen = sizeof(cliaddr);</text:p>
      <text:p text:style-name="P5">connfd = accept(listfd, (struct sockaddr *) &amp;cliaddr, &amp;clilen);</text:p>
      <text:p text:style-name="P6">printf(“ client connected \n”);</text:p>
      <text:p text:style-name="P6">n = read(connfd, buf,200);</text:p>
      <text:p text:style-name="P6">buf[n] = ‘\0\;</text:p>
      <text:p text:style-name="P6">printf(“data rec’d from client = %s\n”, buf);</text:p>
      <text:p text:style-name="P6">write(connfd, “Good Bye”, 8);</text:p>
      <text:p text:style-name="P6">}</text:p>
      <text:p text:style-name="P6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30:30.926958841</meta:creation-date>
    <dc:date>2023-05-09T12:43:27.900376567</dc:date>
    <meta:editing-duration>PT12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4" meta:word-count="112" meta:character-count="882" meta:non-whitespace-character-count="814"/>
  </office:meta>
</office:document-meta>
</file>